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56a" officeooo:paragraph-rsid="0011856a"/>
    </style:style>
    <style:style style:name="P2" style:family="paragraph" style:parent-style-name="Standard">
      <style:text-properties fo:font-weight="bold" officeooo:rsid="0011856a" officeooo:paragraph-rsid="0011856a" style:font-weight-asian="bold" style:font-weight-complex="bold"/>
    </style:style>
    <style:style style:name="P3" style:family="paragraph" style:parent-style-name="Standard">
      <style:text-properties fo:font-weight="bold" officeooo:rsid="00170b35" officeooo:paragraph-rsid="00170b35" style:font-weight-asian="bold" style:font-weight-complex="bold"/>
    </style:style>
    <style:style style:name="P4" style:family="paragraph" style:parent-style-name="Standard">
      <style:text-properties fo:font-weight="bold" officeooo:rsid="0017e73b" officeooo:paragraph-rsid="0017e73b" style:font-weight-asian="bold" style:font-weight-complex="bold"/>
    </style:style>
    <style:style style:name="P5" style:family="paragraph" style:parent-style-name="Standard">
      <style:text-properties fo:font-weight="normal" officeooo:rsid="0011856a" officeooo:paragraph-rsid="0011856a" style:font-weight-asian="normal" style:font-weight-complex="normal"/>
    </style:style>
    <style:style style:name="P6" style:family="paragraph" style:parent-style-name="Standard">
      <style:text-properties fo:font-weight="normal" officeooo:rsid="00158203" officeooo:paragraph-rsid="00158203" style:font-weight-asian="normal" style:font-weight-complex="normal"/>
    </style:style>
    <style:style style:name="P7" style:family="paragraph" style:parent-style-name="Standard">
      <style:text-properties fo:font-weight="normal" officeooo:rsid="0016621c" officeooo:paragraph-rsid="0016621c" style:font-weight-asian="normal" style:font-weight-complex="normal"/>
    </style:style>
    <style:style style:name="P8" style:family="paragraph" style:parent-style-name="Standard">
      <style:text-properties fo:font-weight="normal" officeooo:rsid="00170b35" officeooo:paragraph-rsid="00170b35" style:font-weight-asian="normal" style:font-weight-complex="normal"/>
    </style:style>
    <style:style style:name="P9" style:family="paragraph" style:parent-style-name="Standard">
      <style:text-properties officeooo:paragraph-rsid="0011856a"/>
    </style:style>
    <style:style style:name="P10" style:family="paragraph" style:parent-style-name="Standard">
      <style:text-properties officeooo:rsid="00128a70" officeooo:paragraph-rsid="00128a70"/>
    </style:style>
    <style:style style:name="P11" style:family="paragraph" style:parent-style-name="Standard">
      <style:text-properties officeooo:paragraph-rsid="00128a70"/>
    </style:style>
    <style:style style:name="P12" style:family="paragraph" style:parent-style-name="Standard">
      <style:text-properties officeooo:rsid="0013d073" officeooo:paragraph-rsid="0013d073"/>
    </style:style>
    <style:style style:name="P13" style:family="paragraph" style:parent-style-name="Standard">
      <style:text-properties officeooo:paragraph-rsid="0016621c"/>
    </style:style>
    <style:style style:name="P14" style:family="paragraph" style:parent-style-name="Standard">
      <style:text-properties officeooo:rsid="0016621c" officeooo:paragraph-rsid="0016621c"/>
    </style:style>
    <style:style style:name="P15" style:family="paragraph" style:parent-style-name="Standard">
      <style:text-properties officeooo:rsid="00170742" officeooo:paragraph-rsid="0016621c"/>
    </style:style>
    <style:style style:name="P16" style:family="paragraph" style:parent-style-name="Standard">
      <style:text-properties officeooo:rsid="00170742" officeooo:paragraph-rsid="00170742"/>
    </style:style>
    <style:style style:name="P17" style:family="paragraph" style:parent-style-name="Standard">
      <style:text-properties officeooo:rsid="00170b35" officeooo:paragraph-rsid="00170b35"/>
    </style:style>
    <style:style style:name="P18" style:family="paragraph" style:parent-style-name="Standard">
      <style:paragraph-properties fo:break-before="page"/>
      <style:text-properties fo:font-weight="bold" officeooo:rsid="0013d073" officeooo:paragraph-rsid="0013d07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856a" style:font-weight-asian="normal" style:font-weight-complex="normal"/>
    </style:style>
    <style:style style:name="T3" style:family="text">
      <style:text-properties fo:font-weight="normal" officeooo:rsid="00128a70" style:font-weight-asian="normal" style:font-weight-complex="normal"/>
    </style:style>
    <style:style style:name="T4" style:family="text">
      <style:text-properties fo:font-weight="normal" officeooo:rsid="0013d073" style:font-weight-asian="normal" style:font-weight-complex="normal"/>
    </style:style>
    <style:style style:name="T5" style:family="text">
      <style:text-properties fo:font-weight="normal" officeooo:rsid="0016621c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7.1 String slicing</text:p>
      <text:p text:style-name="P5">characters in a string can be referenced by index, just like a list</text:p>
      <text:p text:style-name="P9"><text:span text:style-name="T2">my_str = "</text:span><text:span text:style-name="T3">H</text:span><text:span text:style-name="T2">ello</text:span><text:span text:style-name="T3">, world!</text:span><text:span text:style-name="T2">"</text:span></text:p>
      <text:p text:style-name="P5">my_str[2]</text:p>
      <text:p text:style-name="P5">"l"</text:p>
      <text:p text:style-name="P5"/>
      <text:p text:style-name="P9"><text:span text:style-name="T2">Using a colon with indices give a start and end, called slice notation. note that it stops just before we get to the second listed index</text:span></text:p>
      <text:p text:style-name="P1"><text:span text:style-name="T1">my_str[0:3]</text:span></text:p>
      <text:p text:style-name="P9"><text:span text:style-name="T2">"</text:span><text:span text:style-name="T3">H</text:span><text:span text:style-name="T2">el"</text:span></text:p>
      <text:p text:style-name="P1"><text:span text:style-name="T1"/></text:p>
      <text:p text:style-name="P1"><text:span text:style-name="T1">my_str[3:</text:span><text:span text:style-name="T3">7</text:span><text:span text:style-name="T1">]</text:span></text:p>
      <text:p text:style-name="P1"><text:span text:style-name="T1">"l</text:span><text:span text:style-name="T3">o, </text:span><text:span text:style-name="T1">"</text:span></text:p>
      <text:p text:style-name="P1"><text:span text:style-name="T1"/></text:p>
      <text:p text:style-name="P1"><text:span text:style-name="T1">You can make use of negative indices with slices</text:span></text:p>
      <text:p text:style-name="P9"><text:span text:style-name="T2">my_str[</text:span><text:span text:style-name="T3">8</text:span><text:span text:style-name="T2">:-1]</text:span></text:p>
      <text:p text:style-name="P9"><text:span text:style-name="T2">"</text:span><text:span text:style-name="T3">orld</text:span><text:span text:style-name="T2">"</text:span></text:p>
      <text:p text:style-name="P9"><text:span text:style-name="T2"/></text:p>
      <text:p text:style-name="P10"><text:span text:style-name="T2">m</text:span><text:span text:style-name="T1">y_str[-6:-2]</text:span></text:p>
      <text:p text:style-name="P10"><text:span text:style-name="T1">"worl"</text:span></text:p>
      <text:p text:style-name="P1"><text:span text:style-name="T1"/></text:p>
      <text:p text:style-name="P10"><text:span text:style-name="T1">If you don't specify one or the other part of the slice, it goes the beginning or end, respectively</text:span></text:p>
      <text:p text:style-name="P10"><text:span text:style-name="T1">my_str[:5]</text:span></text:p>
      <text:p text:style-name="P10"><text:span text:style-name="T1">'Hello'</text:span></text:p>
      <text:p text:style-name="P10"><text:span text:style-name="T1"/></text:p>
      <text:p text:style-name="P10"><text:span text:style-name="T1">my_str[3:]</text:span></text:p>
      <text:p text:style-name="P10"><text:span text:style-name="T1">'lo, world!'j</text:span></text:p>
      <text:p text:style-name="P10"><text:span text:style-name="T1"/></text:p>
      <text:p text:style-name="P10"><text:span text:style-name="T1">my_str[:]</text:span></text:p>
      <text:p text:style-name="P10"><text:span text:style-name="T1">'Hello, world!'</text:span></text:p>
      <text:p text:style-name="P1"><text:span text:style-name="T1"/></text:p>
      <text:p text:style-name="P11"><text:span text:style-name="T3">String are immutable, so my_str[0:2] is a new object, and my_str[:] creates a copy</text:span></text:p>
      <text:p text:style-name="P11"><text:span text:style-name="T3"/></text:p>
      <text:p text:style-name="P10"><text:span text:style-name="T1">Slice stride, how much to increment the index after reading</text:span><text:span text:style-name="T4">. it has the default value of 1</text:span></text:p>
      <text:p text:style-name="P10"><text:span text:style-name="T1">my_str[::2]</text:span></text:p>
      <text:p text:style-name="P12"><text:span text:style-name="T1">'Hlo ol!'</text:span></text:p>
      <text:p text:style-name="P12"><text:span text:style-name="T1"/></text:p>
      <text:p text:style-name="P12"><text:span text:style-name="T1"/></text:p>
      <text:p text:style-name="P10"><text:span text:style-name="T1"/></text:p>
      <text:p text:style-name="P18">7.2 Advanced string formatting</text:p>
      <text:p text:style-name="P8">basically all the {}.format stuff we've already been using</text:p>
      <text:p text:style-name="P8"/>
      <text:p text:style-name="P3">7.3 String methods</text:p>
      <text:p text:style-name="P6">help("".replace)</text:p>
      <text:p text:style-name="P6">my_str.replace('l','L',2)</text:p>
      <text:p text:style-name="P6"/>
      <text:p text:style-name="P6">help("".find)</text:p>
      <text:p text:style-name="P6">my_str.find('lo')</text:p>
      <text:p text:style-name="P6">my_str.find('lo', 2)</text:p>
      <text:p text:style-name="P6">my_str.find('lo', 5)</text:p>
      <text:p text:style-name="P6">my_str.find('l', 0, 4)</text:p>
      <text:p text:style-name="P6">my_str.find('l', 4, 7)</text:p>
      <text:p text:style-name="P6"/>
      <text:p text:style-name="P6">help("".count)</text:p>
      <text:p text:style-name="P7">my_str.count('l')</text:p>
      <text:p text:style-name="P7">my_str.count('l', 4)</text:p>
      <text:p text:style-name="P7">my_str.count('l', 4, 9)</text:p>
      <text:p text:style-name="P7"/>
      <text:p text:style-name="P7">you can use 'in' to check if a character or substring is contained by another string</text:p>
      <text:p text:style-name="P7">'orld' in my_str</text:p>
      <text:p text:style-name="P7"/>
      <text:p text:style-name="P7">comparing strings</text:p>
      <text:p text:style-name="P7">"Hello" == "Hello"</text:p>
      <text:p text:style-name="P7">True</text:p>
      <text:p text:style-name="P7"/>
      <text:p text:style-name="P7">"Hello" == "hello"</text:p>
      <text:p text:style-name="P7">False</text:p>
      <text:p text:style-name="P7"/>
      <text:p text:style-name="P13"><text:span text:style-name="T5">"Third" &gt; "Fourth"</text:span></text:p>
      <text:p text:style-name="P14"><text:span text:style-name="T1">True</text:span></text:p>
      <text:p text:style-name="P14"><text:span text:style-name="T1">note: this is comparing the ascii values, starting at the left and working right... lexicographic order, or as the dictionary</text:span></text:p>
      <text:p text:style-name="P14"><text:span text:style-name="T1"/></text:p>
      <text:p text:style-name="P15"><text:span text:style-name="T1">7.3otherTestFunctions.py</text:span></text:p>
      <text:p text:style-name="P16"><text:span text:style-name="T1">7.3stringalteringFunctions.py</text:span></text:p>
      <text:p text:style-name="P16"><text:span text:style-name="T1"/></text:p>
      <text:p text:style-name="P16"><text:span text:style-name="T1">also, see help(str)</text:span></text:p>
      <text:p text:style-name="P16"><text:span text:style-name="T1"/></text:p>
      <text:p text:style-name="P17"><text:span text:style-name="T6">7.4 Splitting and joining strings</text:span></text:p>
      <text:p text:style-name="P4"><text:span text:style-name="T1">Look at 7.04 examp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2:39:44.169484379</meta:creation-date>
    <dc:date>2021-03-11T15:34:56.635136331</dc:date>
    <meta:editing-duration>PT33M47S</meta:editing-duration>
    <meta:editing-cycles>1</meta:editing-cycles>
    <meta:document-statistic meta:table-count="0" meta:image-count="0" meta:object-count="0" meta:page-count="2" meta:paragraph-count="56" meta:word-count="231" meta:character-count="1500" meta:non-whitespace-character-count="1325"/>
    <meta:generator>LibreOffice/6.4.6.2$Linux_X86_64 LibreOffice_project/40$Build-2</meta:generator>
  </office:meta>
</office:document-meta>
</file>